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estigating the Linux Scheduler</text:p>
      <text:p text:style-name="P2">Report by Heather Dykstra</text:p>
      <text:p text:style-name="P2">University of Colorado at Boulder, March 2013</text:p>
      <text:p text:style-name="P1"/>
      <text:p text:style-name="P1">Table of Contents</text:p>
      <text:p text:style-name="P1"/>
      <text:p text:style-name="P1">Page 2 - Abstract </text:p>
      <text:p text:style-name="P1"><text:s/></text:p>
      <text:p text:style-name="P1">Page 3 - Introduction</text:p>
      <text:p text:style-name="P1"/>
      <text:p text:style-name="P1">Page 4 - Experimental Design</text:p>
      <text:p text:style-name="P1"/>
      <text:p text:style-name="P1">Page 6 - Results </text:p>
      <text:p text:style-name="P1"/>
      <text:p text:style-name="P1">Page 8 - Analysis</text:p>
      <text:p text:style-name="P1"/>
      <text:p text:style-name="P1">Page 9 - Conclusion </text:p>
      <text:p text:style-name="P1"/>
      <text:p text:style-name="P1">Page 10 - References</text:p>
      <text:p text:style-name="P1"/>
      <text:p text:style-name="P1">Page 12 -Appendix A - Data</text:p>
      <text:p text:style-name="P1"/>
      <text:p text:style-name="P1">Page 13 -Appendix B - Cod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2T11:29:05</meta:creation-date>
    <dc:date>2013-03-12T11:41:14</dc:date>
    <dc:creator>user </dc:creator>
    <meta:editing-duration>P0D</meta:editing-duration>
    <meta:editing-cycles>1</meta:editing-cycles>
    <meta:document-statistic meta:table-count="0" meta:image-count="0" meta:object-count="0" meta:page-count="3" meta:paragraph-count="14" meta:word-count="59" meta:character-count="315" meta:non-whitespace-character-count="264"/>
    <meta:generator>LibreOffice/3.5$Linux_x86 LibreOffice_project/350m1$Build-2</meta:generator>
  </office:meta>
</office:document-meta>
</file>